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3.814cm" fo:min-width="21.59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9.15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098cm" svg:height="4.064cm" svg:x="5.08cm" svg:y="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.098cm" svg:height="4.064cm" svg:x="5.08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.098cm" svg:height="4.064cm" svg:x="5.08cm" svg:y="10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.098cm" svg:height="4.064cm" svg:x="5.08cm" svg:y="15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cm" svg:height="0.962cm" svg:x="0.762cm" svg:y="2.032cm">
          <draw:text-box>
            <text:p>Português</text:p>
          </draw:text-box>
        </draw:frame>
        <draw:frame draw:style-name="gr2" draw:text-style-name="P2" draw:layer="layout" svg:width="3.81cm" svg:height="0.962cm" svg:x="0.762cm" svg:y="7.032cm">
          <draw:text-box>
            <text:p>Filhos</text:p>
          </draw:text-box>
        </draw:frame>
        <draw:frame draw:style-name="gr2" draw:text-style-name="P2" draw:layer="layout" svg:width="3.81cm" svg:height="0.962cm" svg:x="0.762cm" svg:y="2.032cm">
          <draw:text-box>
            <text:p>Português</text:p>
          </draw:text-box>
        </draw:frame>
        <draw:frame draw:style-name="gr2" draw:text-style-name="P2" draw:layer="layout" svg:width="3.81cm" svg:height="0.962cm" svg:x="0.762cm" svg:y="12.032cm">
          <draw:text-box>
            <text:p>Neto</text:p>
          </draw:text-box>
        </draw:frame>
        <draw:frame draw:style-name="gr2" draw:text-style-name="P2" draw:layer="layout" svg:width="3.81cm" svg:height="0.962cm" svg:x="0.762cm" svg:y="17.032cm">
          <draw:text-box>
            <text:p>Bisneto</text:p>
          </draw:text-box>
        </draw:frame>
        <draw:custom-shape draw:style-name="gr3" draw:text-style-name="P3" draw:layer="layout" svg:width="9.652cm" svg:height="3.048cm" svg:x="11.684cm" svg:y="1.27cm">
          <text:p text:style-name="P3"><text:span text:style-name="T1">Manoel Francisco Moita</text:span></text:p>
          <text:p text:style-name="P3">(Português, falecido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3.048cm" svg:x="5.642cm" svg:y="6.296cm">
          <text:p text:style-name="P3"><text:span text:style-name="T1">José Francisco Moita</text:span></text:p>
          <text:p text:style-name="P3">(Brasileiro, falecido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3.048cm" svg:x="16.642cm" svg:y="6.296cm">
          <text:p text:style-name="P3"><text:span text:style-name="T1">Fausto Moita</text:span></text:p>
          <text:p text:style-name="P3">(já possui cidadania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3.048cm" svg:x="5.766cm" svg:y="11.24cm">
          <text:p text:style-name="P3"><text:span text:style-name="T1">Jorge L. S. Moita</text:span></text:p>
          <text:p text:style-name="P3">(Brasileiro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2cm" svg:height="3.048cm" svg:x="5.742cm" svg:y="16.256cm">
          <text:p text:style-name="P3"><text:span text:style-name="T1">Raphael L. Moita</text:span></text:p>
          <text:p text:style-name="P3">(Brasileiro)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256cm" svg:y1="4.318cm" svg:x2="10.16cm" svg:y2="6.296cm">
          <text:p/>
        </draw:line>
        <draw:line draw:style-name="gr4" draw:text-style-name="P4" draw:layer="layout" svg:x1="16.256cm" svg:y1="4.318cm" svg:x2="22.352cm" svg:y2="6.296cm">
          <text:p/>
        </draw:line>
        <draw:line draw:style-name="gr4" draw:text-style-name="P4" draw:layer="layout" svg:x1="10.16cm" svg:y1="9.344cm" svg:x2="10.16cm" svg:y2="11.24cm">
          <text:p/>
        </draw:line>
        <draw:line draw:style-name="gr4" draw:text-style-name="P4" draw:layer="layout" svg:x1="10.16cm" svg:y1="14.288cm" svg:x2="10.16cm" svg:y2="16.25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20:55:31.808806922</meta:creation-date>
    <dc:date>2019-08-14T21:53:30.191937278</dc:date>
    <meta:editing-duration>PT37M27S</meta:editing-duration>
    <meta:editing-cycles>1</meta:editing-cycles>
    <meta:generator>LibreOffice/5.2.7.2$Linux_X86_64 LibreOffice_project/20m0$Build-2</meta:generator>
    <meta:document-statistic meta:object-count="41"/>
  </office:meta>
</office:document-meta>
</file>